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4b9a2" officeooo:paragraph-rsid="0014b9a2"/>
    </style:style>
    <style:style style:name="P4" style:family="paragraph" style:parent-style-name="Standard">
      <style:text-properties officeooo:rsid="00161676" officeooo:paragraph-rsid="00161676"/>
    </style:style>
    <style:style style:name="P5" style:family="paragraph" style:parent-style-name="Standard" style:list-style-name="L1">
      <style:text-properties officeooo:rsid="00161676" officeooo:paragraph-rsid="00161676"/>
    </style:style>
    <style:style style:name="P6" style:family="paragraph" style:parent-style-name="Standard" style:list-style-name="L1">
      <style:text-properties officeooo:rsid="00161676" officeooo:paragraph-rsid="001d87d4"/>
    </style:style>
    <style:style style:name="P7" style:family="paragraph" style:parent-style-name="Standard">
      <style:text-properties officeooo:rsid="0016dec9" officeooo:paragraph-rsid="0016dec9"/>
    </style:style>
    <style:style style:name="P8" style:family="paragraph" style:parent-style-name="Standard" style:list-style-name="L1">
      <style:text-properties officeooo:rsid="0016dec9" officeooo:paragraph-rsid="0016dec9"/>
    </style:style>
    <style:style style:name="P9" style:family="paragraph" style:parent-style-name="Standard">
      <style:text-properties officeooo:rsid="001a9c9a" officeooo:paragraph-rsid="001a9c9a"/>
    </style:style>
    <style:style style:name="P10" style:family="paragraph" style:parent-style-name="Standard">
      <style:text-properties officeooo:rsid="001c7e58" officeooo:paragraph-rsid="001c7e58"/>
    </style:style>
    <style:style style:name="P11" style:family="paragraph" style:parent-style-name="Standard">
      <style:text-properties officeooo:rsid="001d87d4" officeooo:paragraph-rsid="001d87d4"/>
    </style:style>
    <style:style style:name="P12" style:family="paragraph" style:parent-style-name="Standard">
      <style:text-properties officeooo:rsid="001d87d4" officeooo:paragraph-rsid="001ea5ae"/>
    </style:style>
    <style:style style:name="P13" style:family="paragraph" style:parent-style-name="Standard">
      <style:text-properties officeooo:rsid="001f753f" officeooo:paragraph-rsid="001f753f"/>
    </style:style>
    <style:style style:name="P14" style:family="paragraph" style:parent-style-name="Text_20_body">
      <style:text-properties officeooo:rsid="00161676" officeooo:paragraph-rsid="00161676"/>
    </style:style>
    <style:style style:name="P15" style:family="paragraph" style:parent-style-name="Text_20_body">
      <style:text-properties fo:font-weight="bold" officeooo:rsid="00161676" officeooo:paragraph-rsid="00161676" style:font-weight-asian="bold" style:font-weight-complex="bold"/>
    </style:style>
    <style:style style:name="P16" style:family="paragraph" style:parent-style-name="Text_20_body">
      <style:text-properties fo:font-weight="bold" officeooo:rsid="001926be" officeooo:paragraph-rsid="001926be" style:font-weight-asian="bold" style:font-weight-complex="bold"/>
    </style:style>
    <style:style style:name="P17" style:family="paragraph" style:parent-style-name="Text_20_body">
      <style:text-properties officeooo:paragraph-rsid="00161676"/>
    </style:style>
    <style:style style:name="P18" style:family="paragraph" style:parent-style-name="Text_20_body">
      <style:text-properties fo:font-weight="normal" officeooo:rsid="00183692" officeooo:paragraph-rsid="00183692" style:font-weight-asian="normal" style:font-weight-complex="normal"/>
    </style:style>
    <style:style style:name="P19" style:family="paragraph" style:parent-style-name="Text_20_body">
      <style:text-properties fo:font-weight="normal" officeooo:rsid="00183692" officeooo:paragraph-rsid="001c7e58" style:font-weight-asian="normal" style:font-weight-complex="normal"/>
    </style:style>
    <style:style style:name="P20" style:family="paragraph" style:parent-style-name="Text_20_body">
      <style:text-properties officeooo:paragraph-rsid="001998df"/>
    </style:style>
    <style:style style:name="P21" style:family="paragraph" style:parent-style-name="Text_20_body">
      <style:text-properties officeooo:rsid="001ea5ae" officeooo:paragraph-rsid="001ea5ae"/>
    </style:style>
    <style:style style:name="T1" style:family="text">
      <style:text-properties officeooo:rsid="00161676"/>
    </style:style>
    <style:style style:name="T2" style:family="text">
      <style:text-properties officeooo:rsid="0016dec9"/>
    </style:style>
    <style:style style:name="T3" style:family="text">
      <style:text-properties officeooo:rsid="00183692"/>
    </style:style>
    <style:style style:name="T4" style:family="text">
      <style:text-properties fo:font-weight="bold" officeooo:rsid="00161676" style:font-weight-asian="bold" style:font-weight-complex="bold"/>
    </style:style>
    <style:style style:name="T5" style:family="text">
      <style:text-properties officeooo:rsid="001926be"/>
    </style:style>
    <style:style style:name="T6" style:family="text">
      <style:text-properties officeooo:rsid="001998df"/>
    </style:style>
    <style:style style:name="T7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officeooo:rsid="001a382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a5ae" style:font-weight-asian="normal" style:font-weight-complex="normal"/>
    </style:style>
    <style:style style:name="T12" style:family="text">
      <style:text-properties officeooo:rsid="001c7e58"/>
    </style:style>
    <style:style style:name="T13" style:family="text">
      <style:text-properties fo:font-style="italic" officeooo:rsid="001d87d4" style:font-style-asian="italic" style:font-style-complex="italic"/>
    </style:style>
    <style:style style:name="T14" style:family="text">
      <style:text-properties fo:font-style="normal" officeooo:rsid="001d87d4" style:font-style-asian="normal" style:font-style-complex="normal"/>
    </style:style>
    <style:style style:name="T15" style:family="text">
      <style:text-properties officeooo:rsid="001ea5ae"/>
    </style:style>
    <style:style style:name="T16" style:family="text">
      <style:text-properties officeooo:rsid="001f753f"/>
    </style:style>
    <style:style style:name="T17" style:family="text">
      <style:text-properties officeooo:rsid="00215f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 Joomla Julieta</text:p>
      <text:p text:style-name="P3"/>
      <text:p text:style-name="P3"/>
      <text:h text:style-name="Heading_20_1" text:outline-level="1">Archivos modificados:</text:h>
      <text:list xml:id="list4240208018" text:style-name="L1">
        <text:list-item>
          <text:p text:style-name="P6">Pantalla de Login: /<text:span text:style-name="T13">component/</text:span><text:span text:style-name="T14">virtuemart/sublayout/login.php</text:span></text:p>
        </text:list-item>
        <text:list-item>
          <text:p text:style-name="P8">Pantalla de lista de articulos – <text:span text:style-name="T17">Precios tayados cuando hay descuentos</text:span></text:p>
        </text:list-item>
        <text:list-item>
          <text:p text:style-name="P5">Pantalla de <text:span text:style-name="T2">finalización</text:span> de Carrito – <text:span text:style-name="T17">Se agregan estilos tayados</text:span></text:p>
        </text:list-item>
        <text:list-item>
          <text:p text:style-name="P5">Archivo del Pluggin <text:span text:style-name="T17">E</text:span>docman – <text:span text:style-name="T17">La pantalla descargar lista de precios aparece delgada en version phone</text:span></text:p>
        </text:list-item>
        <text:list-item>
          <text:p text:style-name="P8">Hoja de Estilo del tema In Style </text:p>
        </text:list-item>
      </text:list>
      <text:p text:style-name="P3"/>
      <text:p text:style-name="P7">Se crearon campos de comprador para tango <text:span text:style-name="T15">necesarios para mandar datos a la AFIP desde Tango</text:span>:</text:p>
      <text:p text:style-name="P12"><text:span text:style-name="Strong_20_Emphasis"><text:span text:style-name="T8"/></text:span></text:p>
      <text:p text:style-name="Standard"><text:span text:style-name="Strong_20_Emphasis">IvaCategoryCode</text:span></text:p>
      <text:p text:style-name="Standard"><text:span text:style-name="Strong_20_Emphasis">DocumentType:</text:span></text:p>
      <text:p text:style-name="Standard"><text:span text:style-name="Strong_20_Emphasis">DocumentNumber:</text:span></text:p>
      <text:p text:style-name="Standard"><text:span text:style-name="Strong_20_Emphasis">ProvinceCode:</text:span></text:p>
      <text:p text:style-name="P11"><text:span text:style-name="Strong_20_Emphasis"><text:span text:style-name="T8"/></text:span></text:p>
      <text:h text:style-name="Heading_20_1" text:outline-level="1">Pluggin<text:span text:style-name="T5">s</text:span> instalados</text:h>
      <text:p text:style-name="P20"><text:span text:style-name="T6">Social Loggin by </text:span><text:span text:style-name="T7">Arkadiy, Joomline</text:span></text:p>
      <text:p text:style-name="P21"><text:span text:style-name="T7">Permite a los clientes iniciar sesión en la web con sus cuentas de Facebook o Gmail </text:span></text:p>
      <text:h text:style-name="Heading_20_1" text:outline-level="1">Temas importantes:</text:h>
      <text:h text:style-name="Heading_20_2" text:outline-level="2">Tienda <text:span text:style-name="T9">M</text:span>ulti-<text:span text:style-name="T9">S</text:span>ucursal </text:h>
      <text:p text:style-name="P14">Tres sucursales, con su respect<text:span text:style-name="T6">iv</text:span>o<text:span text:style-name="T15">s</text:span> Stock.</text:p>
      <text:p text:style-name="P21">Cada sucursal recibe el pedido en el sistema Tango gestión de su respectiva sucursal</text:p>
      <text:h text:style-name="Heading_20_2" text:outline-level="2">Versiones y compatibilidad:</text:h>
      <text:p text:style-name="P4">Plataforma Joomla – <text:span text:style-name="T16">3.8.4</text:span></text:p>
      <text:p text:style-name="P4">Pluggin <text:span text:style-name="T16">V</text:span>irtuemart – <text:span text:style-name="T17">3.2.4</text:span></text:p>
      <text:p text:style-name="P4">Tema de la Web: <text:span text:style-name="T16">On Style 3.2.4</text:span></text:p>
      <text:p text:style-name="P4"/>
      <text:h text:style-name="P1" text:outline-level="1"/>
      <text:h text:style-name="P2" text:outline-level="1">Modulo <text:span text:style-name="T9">N</text:span>exo Tango – Web Julieta</text:h>
      <text:h text:style-name="Heading_20_2" text:outline-level="2">Sincronizador</text:h>
      <text:p text:style-name="Text_20_body"><text:span text:style-name="T9">Repositorio: </text:span><text:a xlink:type="simple" xlink:href="https://github.com/jsena1979/nexoernes" text:style-name="Internet_20_link" text:visited-style-name="Visited_20_Internet_20_Link">https://github.com/jsena1979/nexoernes</text:a></text:p>
      <text:p text:style-name="P19"><text:span text:style-name="T12">Cada sucursal tiene su propia tocken de API <text:s/>de Tango.</text:span></text:p>
      <text:p text:style-name="P18"><text:span text:style-name="T1">P</text:span>ara cada una de las sucursales debe sincronizar:</text:p>
      <text:p text:style-name="P17"><text:span text:style-name="T4">Stock – </text:span><text:span text:style-name="T11">Algunas sucursales tiene mas de un almacén</text:span></text:p>
      <text:p text:style-name="P15">Enví<text:span text:style-name="T3">o</text:span> de pedidos a Tango</text:p>
      <text:p text:style-name="P15">Precios : <text:span text:style-name="T15">S</text:span><text:span text:style-name="T11">e actualizan los precios de manera automática desde la API</text:span></text:p>
      <text:p text:style-name="P16">Artículos: <text:span text:style-name="T10">Debe desactivar o reactivar si es necesario</text:span></text:p>
      <text:p text:style-name="P4"/>
      <text:p text:style-name="P4"/>
      <text:p text:style-name="P4"/>
      <text:p text:style-name="P4"/>
      <text:p text:style-name="Subtitle">Pasarelas de Pago</text:p>
      <text:p text:style-name="P4"/>
      <text:p text:style-name="P9"><text:span text:style-name="T15">Plugin </text:span>Marcado Pago - <text:span text:style-name="T15">Actualizar</text:span></text:p>
      <text:p text:style-name="P10"><text:span text:style-name="T15">Pluggin T</text:span>odo pago - <text:span text:style-name="T15">Conseguir</text:span></text:p>
      <text:p text:style-name="P4"/>
      <text:p text:style-name="P13">Ambos se consiguen en Gthub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08:14:39.033378157</meta:creation-date>
    <dc:date>2020-06-02T19:57:15.255941564</dc:date>
    <meta:editing-duration>PT4M27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2" meta:paragraph-count="36" meta:word-count="215" meta:character-count="1432" meta:non-whitespace-character-count="1247"/>
  </office:meta>
</office:document-meta>
</file>